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High Tower Text" officeooo:rsid="0013db51" officeooo:paragraph-rsid="0013db51"/>
    </style:style>
    <style:style style:name="P2" style:family="paragraph" style:parent-style-name="Standard">
      <style:paragraph-properties fo:text-align="center" style:justify-single-word="false"/>
      <style:text-properties fo:color="#800000" fo:font-weight="bold" officeooo:rsid="000a4532" officeooo:paragraph-rsid="000a4532" style:font-weight-asian="bold" style:font-weight-complex="bold"/>
    </style:style>
    <style:style style:name="P3" style:family="paragraph" style:parent-style-name="Standard">
      <style:paragraph-properties fo:text-align="center" style:justify-single-word="false"/>
      <style:text-properties fo:color="#0066ff" fo:font-weight="bold" officeooo:rsid="000d9bc1" officeooo:paragraph-rsid="000d9bc1" style:font-weight-asian="bold" style:font-weight-complex="bold"/>
    </style:style>
    <style:style style:name="P4" style:family="paragraph" style:parent-style-name="Standard">
      <style:paragraph-properties fo:text-align="center" style:justify-single-word="false"/>
      <style:text-properties fo:color="#000000" fo:font-weight="normal" officeooo:rsid="000a4532" officeooo:paragraph-rsid="0013db51" style:font-weight-asian="normal" style:font-weight-complex="normal"/>
    </style:style>
    <style:style style:name="P5" style:family="paragraph" style:parent-style-name="Standard">
      <style:paragraph-properties fo:text-align="start" style:justify-single-word="false"/>
      <style:text-properties fo:color="#000000" fo:font-weight="normal" officeooo:rsid="000d9bc1" officeooo:paragraph-rsid="000d9bc1" style:font-weight-asian="normal" style:font-weight-complex="normal"/>
    </style:style>
    <style:style style:name="P6" style:family="paragraph" style:parent-style-name="Standard">
      <style:paragraph-properties fo:text-align="start" style:justify-single-word="false"/>
      <style:text-properties fo:color="#000000" fo:font-weight="normal" officeooo:rsid="000e302c" officeooo:paragraph-rsid="000e302c" style:font-weight-asian="normal" style:font-weight-complex="normal"/>
    </style:style>
    <style:style style:name="P7" style:family="paragraph" style:parent-style-name="Standard">
      <style:paragraph-properties fo:text-align="start" style:justify-single-word="false"/>
      <style:text-properties fo:color="#000000" fo:font-weight="normal" officeooo:rsid="0013db51" officeooo:paragraph-rsid="0013db51" style:font-weight-asian="normal" style:font-weight-complex="normal"/>
    </style:style>
    <style:style style:name="P8" style:family="paragraph" style:parent-style-name="Standard">
      <style:paragraph-properties fo:text-align="start" style:justify-single-word="false"/>
      <style:text-properties fo:color="#000000" fo:font-size="10.5pt" fo:font-weight="normal" officeooo:rsid="000d9bc1" officeooo:paragraph-rsid="000d9bc1"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fo:color="#000000" fo:font-size="12pt" fo:font-weight="normal" officeooo:rsid="00113314" officeooo:paragraph-rsid="0011331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normal" officeooo:rsid="0012e115" officeooo:paragraph-rsid="0012e11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13db51" officeooo:paragraph-rsid="0013db51"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00cc33" fo:font-size="10.5pt" fo:font-weight="bold" officeooo:rsid="000d9bc1" officeooo:paragraph-rsid="000d9bc1" style:font-size-asian="10.5pt" style:font-weight-asian="bold" style:font-size-complex="10.5pt" style:font-weight-complex="bold"/>
    </style:style>
    <style:style style:name="P13" style:family="paragraph" style:parent-style-name="Standard">
      <style:paragraph-properties fo:text-align="center" style:justify-single-word="false"/>
      <style:text-properties fo:color="#00cc33" fo:font-size="10.5pt" fo:font-weight="bold" officeooo:rsid="0013db51" officeooo:paragraph-rsid="0013db51" style:font-size-asian="10.5pt" style:font-weight-asian="bold" style:font-size-complex="10.5pt" style:font-weight-complex="bold"/>
    </style:style>
    <style:style style:name="P14" style:family="paragraph" style:parent-style-name="Standard">
      <style:paragraph-properties fo:text-align="center" style:justify-single-word="false"/>
      <style:text-properties fo:color="#00cc33" fo:font-size="10.5pt" fo:font-weight="bold" officeooo:rsid="000e302c" officeooo:paragraph-rsid="000e302c" style:font-size-asian="9.14999961853027pt" style:font-weight-asian="bold" style:font-size-complex="10.5pt" style:font-weight-complex="bold"/>
    </style:style>
    <style:style style:name="P15" style:family="paragraph" style:parent-style-name="Standard">
      <style:paragraph-properties fo:text-align="center" style:justify-single-word="false"/>
      <style:text-properties fo:color="#00cc33" fo:font-size="10.5pt" fo:font-weight="bold" officeooo:rsid="00113314" officeooo:paragraph-rsid="00113314" style:font-size-asian="9.14999961853027pt" style:font-weight-asian="bold" style:font-size-complex="10.5pt" style:font-weight-complex="bold"/>
    </style:style>
    <style:style style:name="P16" style:family="paragraph" style:parent-style-name="Standard">
      <style:paragraph-properties fo:text-align="center" style:justify-single-word="false"/>
      <style:text-properties fo:color="#00cc33" fo:font-size="10.5pt" fo:font-weight="bold" officeooo:rsid="0012e115" officeooo:paragraph-rsid="0012e115" style:font-size-asian="9.14999961853027pt" style:font-weight-asian="bold" style:font-size-complex="10.5pt" style:font-weight-complex="bold"/>
    </style:style>
    <style:style style:name="P17" style:family="paragraph" style:parent-style-name="Standard">
      <style:paragraph-properties fo:text-align="center" style:justify-single-word="false"/>
      <style:text-properties fo:color="#00cc33" fo:font-size="10.5pt" fo:font-weight="bold" officeooo:rsid="0013db51" officeooo:paragraph-rsid="0013db51" style:font-size-asian="9.14999961853027pt" style:font-weight-asian="bold" style:font-size-complex="10.5pt" style:font-weight-complex="bold"/>
    </style:style>
    <style:style style:name="P18" style:family="paragraph" style:parent-style-name="Standard">
      <style:paragraph-properties fo:text-align="center" style:justify-single-word="false"/>
      <style:text-properties fo:color="#00cc33" fo:font-size="10.5pt" fo:font-weight="normal" officeooo:rsid="0012e115" officeooo:paragraph-rsid="0012e115" style:font-size-asian="9.14999961853027pt" style:font-weight-asian="normal" style:font-size-complex="10.5pt" style:font-weight-complex="normal"/>
    </style:style>
    <style:style style:name="P19" style:family="paragraph" style:parent-style-name="Standard">
      <style:paragraph-properties fo:text-align="center" style:justify-single-word="false"/>
      <style:text-properties fo:color="#00cc33" fo:font-size="12pt" fo:font-weight="bold" officeooo:rsid="0013db51" officeooo:paragraph-rsid="0013db51"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0.5pt" fo:font-weight="normal" officeooo:rsid="000d9bc1" officeooo:paragraph-rsid="0018af49" style:font-size-asian="9.14999961853027pt" style:font-weight-asian="normal" style:font-size-complex="10.5pt" style:font-weight-complex="normal"/>
    </style:style>
    <style:style style:name="P21" style:family="paragraph" style:parent-style-name="Standard">
      <style:paragraph-properties fo:text-align="start" style:justify-single-word="false"/>
      <style:text-properties fo:color="#000000" fo:font-weight="normal" officeooo:rsid="000a4532" officeooo:paragraph-rsid="0018af49" style:font-weight-asian="normal" style:font-weight-complex="normal"/>
    </style:style>
    <style:style style:name="P22" style:family="paragraph" style:parent-style-name="Standard">
      <style:paragraph-properties fo:text-align="start" style:justify-single-word="false"/>
      <style:text-properties fo:color="#000000" fo:font-weight="normal" officeooo:rsid="000bf12d" officeooo:paragraph-rsid="0018af49" style:font-weight-asian="normal" style:font-weight-complex="normal"/>
    </style:style>
    <style:style style:name="P23" style:family="paragraph" style:parent-style-name="Standard">
      <style:paragraph-properties fo:text-align="center" style:justify-single-word="false"/>
      <style:text-properties fo:color="#000000" fo:font-weight="normal" officeooo:rsid="000bf12d" officeooo:paragraph-rsid="0018af49" style:font-weight-asian="normal" style:font-weight-complex="normal"/>
    </style:style>
    <style:style style:name="P24" style:family="paragraph" style:parent-style-name="Standard">
      <style:paragraph-properties fo:text-align="start" style:justify-single-word="false"/>
      <style:text-properties fo:color="#000000" fo:font-weight="normal" officeooo:rsid="000cdc3a" officeooo:paragraph-rsid="0018af49" style:font-weight-asian="normal" style:font-weight-complex="normal"/>
    </style:style>
    <style:style style:name="P25" style:family="paragraph" style:parent-style-name="Standard">
      <style:paragraph-properties fo:text-align="center" style:justify-single-word="false"/>
      <style:text-properties fo:color="#000000" fo:font-weight="normal" officeooo:rsid="000d9bc1" officeooo:paragraph-rsid="000a4532" style:font-weight-asian="normal" style:font-weight-complex="normal"/>
    </style:style>
    <style:style style:name="P26" style:family="paragraph" style:parent-style-name="Standard">
      <style:paragraph-properties fo:text-align="start" style:justify-single-word="false"/>
      <style:text-properties fo:color="#000000" fo:font-weight="bold" officeooo:rsid="000a4532" officeooo:paragraph-rsid="0018af49" style:font-weight-asian="bold" style:font-weight-complex="bold"/>
    </style:style>
    <style:style style:name="P27" style:family="paragraph" style:parent-style-name="Standard">
      <style:paragraph-properties fo:text-align="center" style:justify-single-word="false"/>
      <style:text-properties fo:color="#000000" fo:font-weight="bold" officeooo:rsid="000a4532" officeooo:paragraph-rsid="0018af49" style:font-weight-asian="bold" style:font-weight-complex="bold"/>
    </style:style>
    <style:style style:name="P28" style:family="paragraph" style:parent-style-name="Standard">
      <style:paragraph-properties fo:text-align="center" style:justify-single-word="false"/>
      <style:text-properties fo:color="#0066ff" fo:font-weight="bold" officeooo:rsid="000a4532" officeooo:paragraph-rsid="0018af49" style:font-weight-asian="bold" style:font-weight-complex="bold"/>
    </style:style>
    <style:style style:name="P29" style:family="paragraph" style:parent-style-name="Standard">
      <style:paragraph-properties fo:text-align="center" style:justify-single-word="false"/>
      <style:text-properties fo:color="#0066ff" fo:font-weight="bold" officeooo:rsid="000bf12d" officeooo:paragraph-rsid="0018af49" style:font-weight-asian="bold" style:font-weight-complex="bold"/>
    </style:style>
    <style:style style:name="P30" style:family="paragraph" style:parent-style-name="Standard">
      <style:paragraph-properties fo:text-align="center" style:justify-single-word="false"/>
      <style:text-properties fo:color="#0066ff" fo:font-weight="bold" officeooo:rsid="000d9bc1" officeooo:paragraph-rsid="0018af49" style:font-weight-asian="bold" style:font-weight-complex="bold"/>
    </style:style>
    <style:style style:name="P31" style:family="paragraph" style:parent-style-name="Standard">
      <style:paragraph-properties fo:text-align="center" style:justify-single-word="false"/>
      <style:text-properties fo:color="#0066ff" fo:font-weight="normal" officeooo:rsid="000a4532" officeooo:paragraph-rsid="0018af49" style:font-weight-asian="normal" style:font-weight-complex="normal"/>
    </style:style>
    <style:style style:name="P32" style:family="paragraph" style:parent-style-name="Standard">
      <style:paragraph-properties fo:text-align="center" style:justify-single-word="false"/>
      <style:text-properties fo:color="#00cc33" fo:font-size="10.5pt" fo:font-weight="bold" officeooo:rsid="000e302c" officeooo:paragraph-rsid="000e302c" style:font-size-asian="9.14999961853027pt" style:font-weight-asian="bold" style:font-size-complex="10.5pt" style:font-weight-complex="bold"/>
    </style:style>
    <style:style style:name="P33" style:family="paragraph" style:parent-style-name="Standard">
      <style:paragraph-properties fo:text-align="start" style:justify-single-word="false"/>
      <style:text-properties fo:color="#00cc33" fo:font-size="10.5pt" fo:font-weight="bold" officeooo:rsid="000e302c" officeooo:paragraph-rsid="0018af49" style:font-size-asian="9.14999961853027pt" style:font-weight-asian="bold" style:font-size-complex="10.5pt" style:font-weight-complex="bold"/>
    </style:style>
    <style:style style:name="P34" style:family="paragraph" style:parent-style-name="Standard">
      <style:paragraph-properties fo:text-align="center" style:justify-single-word="false"/>
      <style:text-properties fo:color="#00cc33" fo:font-size="10.5pt" fo:font-weight="bold" officeooo:rsid="000d9bc1" officeooo:paragraph-rsid="0018af49" style:font-size-asian="10.5pt" style:font-weight-asian="bold" style:font-size-complex="10.5pt" style:font-weight-complex="bold"/>
    </style:style>
    <style:style style:name="T1" style:family="text">
      <style:text-properties fo:color="#0066ff"/>
    </style:style>
    <style:style style:name="T2" style:family="text">
      <style:text-properties officeooo:rsid="000bf12d"/>
    </style:style>
    <style:style style:name="T3" style:family="text">
      <style:text-properties officeooo:rsid="000cdc3a"/>
    </style:style>
    <style:style style:name="T4" style:family="text">
      <style:text-properties officeooo:rsid="000e302c"/>
    </style:style>
    <style:style style:name="T5" style:family="text">
      <style:text-properties officeooo:rsid="00101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ULATORE CALCIO</text:p>
      <text:p text:style-name="P25"/>
      <text:p text:style-name="P8"/>
      <text:p text:style-name="P28">SPIEGAZIONE PROBLEMA</text:p>
      <text:p text:style-name="P31"/>
      <text:p text:style-name="P21">Il problema richiede la creazione di un progetto che comprende delle squadre di calcio che competeranno tra loro in una partita, queste squadre di calcio avranno dei giocatori con ruoli diversi che erediteranno dalla classe giocatore e ci saranno degli infortuni casuali fino alla conclusione del match.</text:p>
      <text:p text:style-name="P26"/>
      <text:p text:style-name="P28"/>
      <text:p text:style-name="P27"><text:s/><text:span text:style-name="T1">SVOLGIMENTO DEL PROBLEMA</text:span></text:p>
      <text:p text:style-name="P28"/>
      <text:p text:style-name="P21">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 tutti i ruoli dei giocatori come attaccante, difensore, ecc… una volta create queste classi abbiamo creato <text:span text:style-name="T2">la partita ed il suo svolgimento, nella partita si controllerà secondo un procedimento casuale legato alle probabilità e la potenza dei giocatori la 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span></text:p>
      <text:p text:style-name="P22">abbiamo implementato anche il fattore del vantaggio quando si gioca in casa perché la squadra che gioca in casa ha il 15% in più di potenza rispetto alla squadra avversaria in modo da poter dare un vantaggio anche alla squadre un po’ meno forti.</text:p>
      <text:p text:style-name="P22"/>
      <text:p text:style-name="P29">SPIEGAZIONE INTERFACCIA</text:p>
      <text:p text:style-name="P23"/>
      <text:p text:style-name="P22">L’interfaccia è composta da un semplice command prompt dove le uniche cose che l’utente deve inserire sono:</text:p>
      <text:p text:style-name="P24">1) Quale squadra gioca in casa.</text:p>
      <text:p text:style-name="P22"><text:span text:style-name="T3">2</text:span>) Quale squadra gioca in <text:span text:style-name="T3">trasferta</text:span>.</text:p>
      <text:p text:style-name="P22"><text:span text:style-name="T3">3</text:span>) Quali sono le squadre che giocheranno</text:p>
      <text:p text:style-name="P24">Una volta fatto ciò il programma darà in output l’intera partita come descritta precedentemente.</text:p>
      <text:p text:style-name="P33"/>
      <text:p text:style-name="P14"/>
      <text:p text:style-name="P14"/>
      <text:p text:style-name="P14"/>
      <text:p text:style-name="P30">SPIEGAZIONE CLASSI </text:p>
      <text:p text:style-name="P30"/>
      <text:p text:style-name="P34">CLASSE GIOCATORE</text:p>
      <text:p text:style-name="P30"/>
      <text:p text:style-name="P20">All’interno della classe giocatore si trova il centro della nostra ereditarietà, <text:span text:style-name="T4">all’interno della classe giocatore è contenuto il costruttore chiaramente, getter e setter, metodo equals e ToString e anche il metodo infortunio condiviso dagli altri giocatori dove praticamente in base al danno si riduce la forza.</text:span></text:p>
      <text:p text:style-name="P20"/>
      <text:p text:style-name="P20"/>
      <text:p text:style-name="P20"/>
      <text:p text:style-name="P14"/>
      <text:p text:style-name="P14"/>
      <text:p text:style-name="P14"><text:soft-page-break/>CLASSE ATTACCANTE, CENTROCAMPISTA, DIFENSORE, PORTIERE</text:p>
      <text:p text:style-name="P5"/>
      <text:p text:style-name="P6">Queste classi sono prettamente uguali essendo ereditata dalla classe Giocatore ma hanno delle peculiarità che le rendono uniche come il fatto che tutti i ruoli che attaccano hanno solo il parametro forza <text:span text:style-name="T5">mentre il ruolo del portiere ha in aggiunta ad essa il parametro difesa che gli permette di calcolare la probabilità di parare il gol, eccetto questo le classi sono principalmente uguali con costruttori e metodi toString simili.</text:span></text:p>
      <text:p text:style-name="P7"/>
      <text:p text:style-name="P15">CLASSE GESTIONE MESSAGGI</text:p>
      <text:p text:style-name="P15"/>
      <text:p text:style-name="P9">Questa classe si occupa di gestire i messaggi riguardanti i gol e gli infortuni, quando viene fatto un gol si prende il giocatore che lo ha fatto, la squadra a cui appartiene e quando l’ha fatto e si da in output.</text:p>
      <text:p text:style-name="P9">Gestisce anche gli infortuni dove inserisce <text:s/>il giocatore, la squadra e quando si è infortunato.</text:p>
      <text:p text:style-name="P9"/>
      <text:p text:style-name="P16">CLASSE PARTITA </text:p>
      <text:p text:style-name="P18"/>
      <text:p text:style-name="P10">All’interno della classe partita come suggerisce il nome c’è l’intero svolgimento della partita con il calcolo delle probabilità di gol ed infortunio dove si assegnano i gol alle rispettive squadre.</text:p>
      <text:p text:style-name="P10"/>
      <text:p text:style-name="P13">CLASSE SQUADRA</text:p>
      <text:p text:style-name="P19"/>
      <text:p text:style-name="P11">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11"/>
      <text:p text:style-name="P17">CLASSE SIMULATORE CALCIO E MAINSIMULATORE</text:p>
      <text:p text:style-name="P17"/>
      <text:p text:style-name="P11">La classe SimulatoreCalcio contiene semplicemente il metodo di avvio legato alla classe MainSimulatore dove si richiamano tutti i metodi legati alla partita all’interno della varie classi e che si occupa dell’avvio e della conclusione del programm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igh Tower Text" svg:font-family="'High Tower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High Tower Text" officeooo:rsid="0013db51" officeooo:paragraph-rsid="0013db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oretti Leonardo, Casolaro Diego, Taddeo Taboada <text:tab/>4°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09:12:43.248000000</meta:creation-date>
    <meta:generator>LibreOffice/5.2.2.2$Windows_x86 LibreOffice_project/8f96e87c890bf8fa77463cd4b640a2312823f3ad</meta:generator>
    <dc:date>2025-12-15T10:13:45.163000000</dc:date>
    <meta:editing-duration>PT41M7S</meta:editing-duration>
    <meta:editing-cycles>8</meta:editing-cycles>
    <meta:document-statistic meta:table-count="0" meta:image-count="0" meta:object-count="0" meta:page-count="2" meta:paragraph-count="27" meta:word-count="638" meta:character-count="4055" meta:non-whitespace-character-count="3438"/>
  </office:meta>
</office:document-meta>
</file>